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u Gothic" svg:font-family="'Yu Gothic'" style:font-family-generic="system" style:font-pitch="variable"/>
  </office:font-face-decls>
  <office:automatic-styles>
    <style:style style:name="P1" style:family="paragraph">
      <loext:graphic-properties draw:fill="solid" draw:fill-color="#f0fff0"/>
    </style:style>
    <style:style style:name="gr1" style:family="graphic">
      <style:graphic-properties svg:stroke-width="1.01mm" svg:stroke-color="#0000ff" draw:marker-start-width="5.03mm" draw:marker-end-width="5.03mm" draw:fill="solid" draw:fill-color="#f0fff0" draw:textarea-horizontal-align="justify" draw:textarea-vertical-align="middle" draw:auto-grow-height="false" fo:min-height="37.45mm" fo:min-width="59mm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60mm" svg:height="38.44mm" svg:x="48.37mm" svg:y="13.6mm">
     <text:p/>
     <draw:enhanced-geometry svg:viewBox="0 0 21600 32400" draw:type="non-primitive" draw:enhanced-path="M 0 0 C 7200 43200 14400 43200 21600 0 F N"/>
    </draw:custom-shap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8-15T13:55:13.544000000</meta:creation-date>
    <dc:date>2021-08-15T15:06:43.532000000</dc:date>
    <dc:creator>Regina Henschel</dc:creator>
    <meta:editing-duration>PT1M55S</meta:editing-duration>
    <meta:editing-cycles>3</meta:editing-cycles>
    <meta:generator>BCommitContinue/7.3.0.0.alpha0$Windows_X86_64 LibreOffice_project/d51c383b0204057e1b341db2d38b6d2dbb0c84e8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